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Profile.setSecret( byte [ ] sec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getSec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BaseProfile( String label , long factor , byte [ ] secret , String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Profile.get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BaseProfile( String label , long factor , byte [ ] sec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Profile.Base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Profile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setFactor( long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increment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rofile.setInfo( String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